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color="#000080" draw:fill="none" draw:fill-color="#ffffff" draw:auto-grow-height="true" draw:auto-grow-width="false" fo:max-height="0cm" fo:min-height="10.926cm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color="#000080" draw:fill="none" draw:fill-color="#ffffff" draw:auto-grow-height="true" draw:auto-grow-width="false" fo:max-height="0cm" fo:min-height="11.545cm"/>
    </style:style>
    <style:style style:name="gr6" style:family="graphic" style:parent-style-name="standard" style:list-style-name="L3">
      <style:graphic-properties draw:stroke="solid" svg:stroke-color="#000000" draw:fill="none" draw:fill-color="#ffffff" draw:auto-grow-height="true" draw:auto-grow-width="false" fo:max-height="0cm" fo:min-height="9.184cm"/>
    </style:style>
    <style:style style:name="gr7" style:family="graphic" style:parent-style-name="standard">
      <style:graphic-properties draw:stroke="solid" svg:stroke-color="#000080" draw:fill="none" draw:fill-color="#ffffff" draw:auto-grow-height="true" draw:auto-grow-width="false" fo:max-height="0cm" fo:min-height="4.322cm"/>
    </style:style>
    <style:style style:name="gr8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5.036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3.56cm"/>
    </style:style>
    <style:style style:name="gr10" style:family="graphic" style:parent-style-name="objectwithoutfill">
      <style:graphic-properties draw:stroke="dash" draw:stroke-dash="Fine_20_Dashed" svg:stroke-width="0.05cm" svg:stroke-color="#000000" draw:marker-start-width="0.355cm" draw:marker-end="Triangle_20_unfilled" draw:marker-end-width="0.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2.37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9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3.5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16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3.811cm"/>
    </style:style>
    <style:style style:name="gr17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3.811cm"/>
    </style:style>
    <style:style style:name="gr18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7.199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title">
      <style:graphic-properties fo:min-height="2.095cm"/>
    </style:style>
    <style:style style:name="pr3" style:family="presentation" style:parent-style-name="Default-outline1">
      <style:graphic-properties fo:min-height="12.102cm"/>
    </style:style>
    <style:style style:name="pr4" style:family="presentation" style:parent-style-name="Default-notes">
      <style:graphic-properties draw:fill-color="#ffffff" fo:min-height="11.381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title">
      <style:graphic-properties fo:min-height="3.049cm"/>
    </style:style>
    <style:style style:name="pr8" style:family="presentation" style:parent-style-name="Default-outline1">
      <style:graphic-properties draw:stroke="dash" draw:stroke-dash="Fine_20_Dashed" svg:stroke-color="#3465a4" fo:min-height="12.102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loext:graphic-properties draw:fill-color="#ffffff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.5cm" fo:margin-bottom="0cm" fo:text-align="center"/>
    </style:style>
    <style:style style:name="P8" style:family="paragraph">
      <style:paragraph-properties fo:margin-top="1cm" fo:margin-bottom="0cm"/>
    </style:style>
    <style:style style:name="P9" style:family="paragraph">
      <style:paragraph-properties fo:margin-left="0cm" fo:margin-right="0cm" fo:margin-top="0.5cm" fo:margin-bottom="0cm" fo:text-align="center" fo:text-indent="0cm"/>
    </style:style>
    <style:style style:name="P10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11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top="0.3cm" fo:margin-bottom="0cm"/>
    </style:style>
    <style:style style:name="P14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5" style:family="paragraph">
      <loext:graphic-properties draw:fill="none" draw:fill-color="#ffffff"/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6" style:family="paragraph">
      <style:paragraph-properties fo:margin-left="0cm" fo:margin-right="0cm" fo:margin-top="0cm" fo:margin-bottom="0cm" fo:text-indent="0cm"/>
    </style:style>
    <style:style style:name="P17" style:family="paragraph">
      <style:paragraph-properties fo:margin-left="0cm" fo:margin-right="0cm" fo:margin-top="0.2cm" fo:margin-bottom="0cm" fo:text-indent="0cm"/>
    </style:style>
    <style:style style:name="P18" style:family="paragraph">
      <style:paragraph-properties fo:margin-left="0cm" fo:margin-right="0cm" fo:margin-top="0.3cm" fo:margin-bottom="0cm" fo:text-indent="0cm"/>
    </style:style>
    <style:style style:name="P19" style:family="paragraph">
      <loext:graphic-properties draw:fill="none" draw:fill-color="#ffffff"/>
      <style:text-properties fo:font-size="24pt" style:font-size-asian="24pt" style:font-size-complex="24pt"/>
    </style:style>
    <style:style style:name="P20" style:family="paragraph">
      <style:paragraph-properties fo:margin-left="1cm" fo:margin-right="0cm" fo:margin-top="0.5cm" fo:margin-bottom="0cm" fo:text-indent="-1cm"/>
    </style:style>
    <style:style style:name="P21" style:family="paragraph">
      <style:paragraph-properties fo:text-align="center"/>
    </style:style>
    <style:style style:name="P22" style:family="paragraph">
      <style:paragraph-properties fo:margin-left="0.952cm" fo:margin-right="0cm" fo:margin-top="0.2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23" style:family="paragraph">
      <style:paragraph-properties fo:margin-top="0.2cm" fo:margin-bottom="0cm"/>
    </style:style>
    <style:style style:name="P24" style:family="paragraph">
      <loext:graphic-properties draw:fill="none" draw:fill-color="#ffffff"/>
      <style:paragraph-properties fo:margin-left="0.952cm" fo:margin-right="0cm" fo:margin-top="0.2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size="20pt" style:font-size-asian="20pt" style:font-size-complex="20pt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="none"/>
    </style:style>
    <style:style style:name="P27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28" style:family="paragraph">
      <style:paragraph-properties fo:margin-top="0.4cm" fo:margin-bottom="0cm" fo:text-align="start"/>
    </style:style>
    <style:style style:name="P29" style:family="paragraph">
      <loext:graphic-properties draw:fill="none" draw:fill-color="#ffffff"/>
      <style:text-properties fo:font-style="italic" style:font-style-asian="italic" style:font-style-complex="italic"/>
    </style:style>
    <style:style style:name="P30" style:family="paragraph">
      <loext:graphic-properties draw:fill="none" draw:fill-color="#ffffff"/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size="28pt"/>
    </style:style>
    <style:style style:name="P31" style:family="paragraph">
      <loext:graphic-properties draw:fill-color="#ffffff"/>
      <style:text-properties fo:font-size="12p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Arial" fo:font-size="24pt" fo:font-weight="normal" style:font-size-asian="24pt" style:font-weight-asian="normal" style:font-size-complex="24pt" style:font-weight-complex="normal"/>
    </style:style>
    <style:style style:name="T4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800080" style:font-name="Courier New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0000" style:font-name="Courier New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24pt" fo:font-style="normal" fo:text-shadow="none" style:text-underline-style="none" fo:font-weight="bold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0000" style:text-outline="false" style:text-line-through-style="none" style:text-line-through-type="none" style:text-position="0% 100%" style:font-name="Courier New" fo:font-size="24pt" fo:font-style="normal" fo:text-shadow="none" style:text-underline-style="none" fo:font-weight="bold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color="#000080"/>
    </style:style>
    <style:style style:name="T13" style:family="text">
      <style:text-properties fo:color="#000080" fo:font-weight="bold" style:font-weight-asian="bold" style:font-weight-complex="bold"/>
    </style:style>
    <style:style style:name="T14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5" style:family="text">
      <style:text-properties fo:color="#008000" style:font-name="Courier New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color="#008000" style:font-name="Courier New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9" style:family="text">
      <style:text-properties fo:color="#000080" fo:font-style="italic" style:font-style-asian="italic" style:font-style-complex="italic"/>
    </style:style>
    <style:style style:name="T20" style:family="text">
      <style:text-properties fo:color="#000080" fo:font-style="normal" style:font-style-asian="normal" style:font-style-complex="normal"/>
    </style:style>
    <style:style style:name="T21" style:family="text">
      <style:text-properties style:font-name="Liberation Mono"/>
    </style:style>
    <style:style style:name="T22" style:family="text">
      <style:text-properties style:font-name="Liberation Mono" fo:font-weight="bold" style:font-weight-asian="bold" style:font-weight-complex="bold"/>
    </style:style>
    <style:style style:name="T23" style:family="text">
      <style:text-properties fo:color="#000080"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color="#ff0000"/>
    </style:style>
    <style:style style:name="T26" style:family="text">
      <style:text-properties fo:color="#000000"/>
    </style:style>
    <style:style style:name="T27" style:family="text">
      <style:text-properties fo:color="#800080" style:font-name="Liberation Mono"/>
    </style:style>
    <style:style style:name="T28" style:family="text">
      <style:text-properties style:font-name="Courier New" fo:font-weight="bold" style:font-weight-asian="bold" style:font-weight-complex="bold"/>
    </style:style>
    <style:style style:name="T29" style:family="text">
      <style:text-properties style:font-name="Liberation Mono" fo:font-size="24pt" style:font-size-asian="24pt" style:font-size-complex="24pt"/>
    </style:style>
    <style:style style:name="T30" style:family="text">
      <style:text-properties style:font-name="Liberation Mono"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000080" style:font-name="Liberation Mono" fo:font-size="24pt" style:font-size-asian="24pt" style:font-size-complex="24pt"/>
    </style:style>
    <style:style style:name="T32" style:family="text">
      <style:text-properties fo:font-variant="normal" fo:text-transform="none" style:text-outline="false" style:text-line-through-style="none" style:text-line-through-type="none" style:text-position="0% 100%" style:font-name="Liberation Mono" fo:font-size="24pt" fo:font-style="normal" fo:text-shadow="none" style:text-underline-style="none" fo:font-weight="normal" style:font-name-asian="Angsana New" style:font-size-asian="24pt" style:font-style-asian="normal" style:font-weight-asian="normal" style:font-name-complex="Angsana New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80" style:text-outline="false" style:text-line-through-style="none" style:text-line-through-type="none" style:text-position="0% 100%" style:font-name="Liberation Mono" fo:font-size="24pt" fo:font-style="normal" fo:text-shadow="none" style:text-underline-style="none" fo:font-weight="normal" style:font-name-asian="Angsana New" style:font-size-asian="24pt" style:font-style-asian="normal" style:font-weight-asian="normal" style:font-name-complex="Angsana New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underline-style="none"/>
    </style:style>
    <style:style style:name="T35" style:family="text">
      <style:text-properties fo:color="#000080" fo:font-style="italic" style:text-underline-style="none" style:font-style-asian="italic" style:font-style-complex="italic"/>
    </style:style>
    <style:style style:name="T36" style:family="text">
      <style:text-properties fo:font-style="normal" style:text-underline-style="none" style:font-style-asian="normal" style:font-style-complex="normal"/>
    </style:style>
    <style:style style:name="T37" style:family="text">
      <style:text-properties style:font-name="Arial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" fo:font-size="24pt" fo:font-style="normal" fo:text-shadow="none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24pt" style:font-size-asian="24pt" style:font-size-complex="24pt"/>
    </style:style>
    <style:style style:name="T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style:font-name="Liberation Mono" fo:font-style="normal" style:font-style-asian="normal" style:font-style-complex="normal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style:font-name="Liberation Mono" fo:font-size="20pt" style:font-size-asian="20pt" style:font-size-complex="20pt"/>
    </style:style>
    <style:style style:name="T44" style:family="text">
      <style:text-properties fo:color="#008000" style:font-name="Liberation Mono" fo:font-size="20pt" style:font-size-asian="20pt" style:font-size-complex="20pt"/>
    </style:style>
    <style:style style:name="T45" style:family="text">
      <style:text-properties fo:color="#008000" style:font-name="Liberation Mono" fo:font-size="20pt" style:text-underline-style="solid" style:text-underline-width="auto" style:text-underline-color="font-color" style:font-size-asian="20pt" style:font-size-complex="20pt"/>
    </style:style>
    <style:style style:name="T46" style:family="text">
      <style:text-properties fo:color="#008000" style:font-name="Liberation Mono" fo:font-size="20pt" style:text-underline-style="none" style:font-size-asian="20pt" style:font-size-complex="20pt"/>
    </style:style>
    <style:style style:name="T47" style:family="text">
      <style:text-properties style:font-name="Liberation Mono" fo:font-size="20pt" fo:font-weight="bold" style:font-size-asian="20pt" style:font-weight-asian="bold" style:font-size-complex="20pt" style:font-weight-complex="bold"/>
    </style:style>
    <style:style style:name="T48" style:family="text">
      <style:text-properties fo:color="#000080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style:font-name="Liberation Mono" fo:font-style="normal" style:text-underline-style="solid" style:text-underline-width="auto" style:text-underline-color="font-color" style:font-style-asian="normal" style:font-style-complex="normal"/>
    </style:style>
    <style:style style:name="T50" style:family="text"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T5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3" style:family="text">
      <style:text-properties fo:color="#008000" style:font-name="Liberation Mono" fo:font-style="normal" style:font-style-asian="normal" style:font-style-complex="normal"/>
    </style:style>
    <style:style style:name="T54" style:family="text">
      <style:text-properties fo:color="#008000" style:font-name="Liberation Mono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color="#008000" style:font-name="Liberation Mono"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style:font-name="Liberation Mono"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style:font-name="Liberation Mono"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color="#ff0000" style:font-name="Liberation Mono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style:font-name="Liberation Mono" style:text-underline-style="none" fo:font-weight="bold" style:font-weight-asian="bold" style:font-weight-complex="bold"/>
    </style:style>
    <style:style style:name="T60" style:family="text">
      <style:text-properties style:font-name="Arial" fo:font-size="28pt" fo:font-style="normal" style:font-size-asian="28pt" style:font-style-asian="normal" style:font-size-complex="28pt" style:font-style-complex="normal"/>
    </style:style>
    <style:style style:name="T61" style:family="text">
      <style:text-properties style:font-name="Liberation Mono" fo:font-size="28pt" fo:font-style="normal" style:font-size-asian="28pt" style:font-style-asian="normal" style:font-size-complex="28pt" style:font-style-complex="normal"/>
    </style:style>
    <style:style style:name="T62" style:family="text"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T63" style:family="text">
      <style:text-properties fo:color="#ff0000" style:font-name="Liberation Mon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4" style:family="text">
      <style:text-properties fo:color="#008000"/>
    </style:style>
    <style:style style:name="T65" style:family="text">
      <style:text-properties fo:color="#008000" fo:font-style="italic" style:font-style-asian="italic" style:font-style-complex="italic"/>
    </style:style>
    <style:style style:name="T66" style:family="text">
      <style:text-properties fo:color="#008000" fo:font-style="normal" style:font-style-asian="normal" style:font-style-complex="normal"/>
    </style:style>
    <style:style style:name="T6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8" style:family="text">
      <style:text-properties fo:color="#00008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9" style:family="text">
      <style:text-properties fo:color="#000080" style:font-name="Liberation Mono"/>
    </style:style>
    <style:style style:name="T70" style:family="text">
      <style:text-properties fo:color="#000080" style:font-name="Arial" style:text-underline-style="solid" style:text-underline-width="auto" style:text-underline-color="font-color"/>
    </style:style>
    <style:style style:name="T71" style:family="text">
      <style:text-properties style:font-name="Liberation Mono" fo:font-style="italic" style:font-style-asian="italic" style:font-style-complex="italic"/>
    </style:style>
    <style:style style:name="T72" style:family="text">
      <style:text-properties fo:color="#000080" style:font-name="Arial"/>
    </style:style>
    <style:style style:name="T73" style:family="text">
      <style:text-properties style:font-name="Liberation Mono" fo:font-size="22pt" style:font-size-asian="22pt" style:font-size-complex="22pt"/>
    </style:style>
    <style:style style:name="T74" style:family="text">
      <style:text-properties fo:color="#000080" style:font-name="Liberation Mono" fo:font-size="20pt" fo:font-weight="bold" style:font-size-asian="20pt" style:font-weight-asian="bold" style:font-size-complex="20pt" style:font-weight-complex="bold"/>
    </style:style>
    <style:style style:name="T75" style:family="text">
      <style:text-properties style:font-name="Liberation Mono" fo:font-size="22pt" style:text-underline-style="solid" style:text-underline-width="auto" style:text-underline-color="font-color" style:font-size-asian="22pt" style:font-size-complex="22pt"/>
    </style:style>
    <style:style style:name="T76" style:family="text">
      <style:text-properties fo:color="#ce181e" style:font-name="Liberation Mono" fo:font-size="20pt" style:font-size-asian="20pt" style:font-size-complex="20pt"/>
    </style:style>
    <style:style style:name="T77" style:family="text">
      <style:text-properties fo:color="#000080" style:font-name="Courier New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Type Checking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 presentation:user-transformed="true">
          <draw:text-box>
            <text:p>Type Checking</text:p>
          </draw:text-box>
        </draw:frame>
        <draw:frame presentation:style-name="pr3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 text:style-name="P3"><text:span text:style-name="T2">Verify that the rules for using different types are obeyed, and that the correct types are used in function calls, assignments, and other program elements.</text:span></text:p>
              </text:list-item>
              <text:list-item>
                <text:p text:style-name="P4"><text:span text:style-name="T3">Examples:</text:span></text:p>
              </text:list-item>
              <text:list-item>
                <text:p text:style-name="P3"><text:span text:style-name="T4">lst = [</text:span><text:span text:style-name="T5">"cat", "dog", "rat"</text:span><text:span text:style-name="T4">]</text:span></text:p>
              </text:list-item>
              <text:list-item>
                <text:p text:style-name="P3"><text:span text:style-name="T4">sum( lst ) <text:s text:c="14"/># </text:span><text:span text:style-name="T6">type error</text:span></text:p>
              </text:list-item>
              <text:list-item>
                <text:p text:style-name="P3"><text:span text:style-name="T7"/></text:p>
              </text:list-item>
              <text:list-item>
                <text:p text:style-name="P3"><text:span text:style-name="T7">for x in range(1.0,4.0): </text:span><text:span text:style-name="T4">#</text:span><text:span text:style-name="T6"> type error: </text:span></text:p>
              </text:list-item>
              <text:list-item>
                <text:p text:style-name="P3"><text:span text:style-name="T8"><text:s text:c="4"/></text:span><text:span text:style-name="T9">print(x) </text:span><text:span text:style-name="T6"><text:s text:c="12"/></text:span><text:span text:style-name="T9">#</text:span><text:span text:style-name="T6"> int required</text:span><text:span text:style-name="T4"> <text:s text:c="3"/></text:span></text:p>
              </text:list-item>
              <text:list-item>
                <text:p text:style-name="P3"><text:span text:style-name="T4"><text:s text:c="4"/>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 presentation:user-transformed="true">
          <draw:text-box>
            <text:p>Static</text:p>
          </draw:text-box>
        </draw:frame>
        <draw:frame presentation:style-name="pr3" draw:layer="layout" svg:width="21.956cm" svg:height="13.383cm" svg:x="1.874cm" svg:y="3.889cm" presentation:class="outline" presentation:user-transformed="true">
          <draw:text-box>
            <text:list text:style-name="L3">
              <text:list-item>
                <text:p><text:span text:style-name="T10">static</text:span><text:span text:style-name="T2"> - </text:span><text:span text:style-name="T11">fixed, unchanging, immobile</text:span></text:p>
              </text:list-item>
              <text:list-item>
                <text:p text:style-name="P6">In computer programming:</text:p>
              </text:list-item>
              <text:list-item>
                <text:p text:style-name="P7"><text:span text:style-name="T11">anything that is done or known before run-time</text:span><text:span text:style-name="T2">.</text:span></text:p>
              </text:list-item>
              <text:list-item>
                <text:p text:style-name="P8">"<text:span text:style-name="T12">static content</text:span>" - fixed content in a web application, such as images, fonts, CSS files, fixed web pages.</text:p>
              </text:list-item>
              <text:list-item>
                <text:p text:style-name="P8">"<text:span text:style-name="T13">static type checking</text:span>" - type checking done before the program is run.</text:p>
              </text:list-item>
              <text:list-item>
                <text:p><text:s text:c="4"/>- done by a compiler or static type checking tool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 presentation:user-transformed="true">
          <draw:text-box>
            <text:p>Dynamic</text:p>
          </draw:text-box>
        </draw:frame>
        <draw:frame presentation:style-name="pr3" draw:layer="layout" svg:width="21.956cm" svg:height="13.383cm" svg:x="1.874cm" svg:y="3.889cm" presentation:class="outline" presentation:user-transformed="true">
          <draw:text-box>
            <text:list text:style-name="L3">
              <text:list-item>
                <text:p><text:span text:style-name="T10">dynamic</text:span><text:span text:style-name="T2"> - </text:span><text:span text:style-name="T11">characterized by change or activity</text:span></text:p>
              </text:list-item>
              <text:list-item>
                <text:p text:style-name="P6">In computer programming:</text:p>
                <text:p text:style-name="P9"><text:span text:style-name="T11">anything that is done, created, or known</text:span><text:span text:style-name="T11"><text:line-break/></text:span><text:span text:style-name="T11">only when the code is run</text:span><text:span text:style-name="T2">.</text:span></text:p>
              </text:list-item>
              <text:list-item>
                <text:p text:style-name="P8">"<text:span text:style-name="T12">dynamic content</text:span>" - web pages generated at run-time from a template. Content that changes over time.</text:p>
              </text:list-item>
              <text:list-item>
                <text:p text:style-name="P8">"<text:span text:style-name="T13">dynamic type checking</text:span>" - verify type rules while the program is running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Java is </text:span><text:span text:style-name="T14">Statically Typed</text:span></text:p>
              </text:list-header>
            </text:list>
          </draw:text-box>
        </draw:frame>
        <draw:frame presentation:style-name="pr6" draw:text-style-name="P2" draw:layer="layout" svg:width="22.005cm" svg:height="2.97cm" svg:x="1.873cm" svg:y="3.888cm" presentation:class="outline" presentation:user-transformed="true">
          <draw:text-box>
            <text:p text:style-name="P10"><text:span text:style-name="T1">The types of all variables and values are known to the compiler. <text:s/>The compiler catches type errors.</text:span></text:p>
            <text:list text:style-name="L4">
              <text:list-header>
                <text:p text:style-name="P11"><text:span text:style-name="T1"/></text:p>
              </text:list-header>
            </text:list>
          </draw:text-box>
        </draw:frame>
        <draw:frame draw:style-name="gr3" draw:text-style-name="P12" draw:layer="layout" svg:width="20.574cm" svg:height="11.176cm" svg:x="2.286cm" svg:y="6.858cm">
          <draw:text-box>
            <text:p><text:span text:style-name="T9">List&lt;String&gt; names = new ArrayList&lt;&gt;();</text:span></text:p>
            <text:p><text:span text:style-name="T9"/></text:p>
            <text:p><text:span text:style-name="T9">names.add("John");</text:span></text:p>
            <text:p><text:span text:style-name="T9">names.add( 3.0 ); </text:span><text:span text:style-name="T6">// error. wrong type</text:span></text:p>
            <text:p><text:span text:style-name="T15"/></text:p>
            <text:p><text:span text:style-name="T15">// type inference in Java 10 and newer</text:span></text:p>
            <text:p><text:span text:style-name="T9">var first = names.get(1);</text:span></text:p>
            <text:p><text:span text:style-name="T9"/></text:p>
            <text:p><text:span text:style-name="T9">int sum = 1 + 2; <text:s/></text:span></text:p>
            <text:p><text:span text:style-name="T9">sum += Math.sqrt(3); // </text:span><text:span text:style-name="T6">type error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5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Benefits of Static Typing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 text:style-name="P6">1. Compiler finds syntax errors</text:p>
              </text:list-item>
              <text:list-item>
                <text:p text:style-name="P6">2. Also finds semantic (usage) and some logic errors</text:p>
              </text:list-item>
              <text:list-item>
                <text:p text:style-name="P6">3. Promotes better refactoring -- refactoring tools can find <text:span text:style-name="T16">every instance </text:span><text:span text:style-name="T17">of a thing that is being refactored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Does Python Do Dynamic Type Checking?</text:span></text:p>
              </text:list-header>
            </text:list>
          </draw:text-box>
        </draw:frame>
        <draw:frame presentation:style-name="pr6" draw:text-style-name="P2" draw:layer="layout" svg:width="22.005cm" svg:height="3.986cm" svg:x="1.873cm" svg:y="3.888cm" presentation:class="outline" presentation:user-transformed="true">
          <draw:text-box>
            <text:p text:style-name="P10"><text:span text:style-name="T1">Answer is not obvious.</text:span></text:p>
            <text:p text:style-name="P10"><text:span text:style-name="T1">Consider this:</text:span></text:p>
            <text:list text:style-name="L4">
              <text:list-header>
                <text:p text:style-name="P11"><text:span text:style-name="T1"/></text:p>
              </text:list-header>
            </text:list>
          </draw:text-box>
        </draw:frame>
        <draw:frame draw:style-name="gr5" draw:text-style-name="P12" draw:layer="layout" svg:width="20.574cm" svg:height="11.795cm" svg:x="2.286cm" svg:y="6.858cm">
          <draw:text-box>
            <text:p><text:span text:style-name="T15"># what </text:span><text:span text:style-name="T18">type</text:span><text:span text:style-name="T15"> is required for x and y?</text:span></text:p>
            <text:p text:style-name="P13"><text:span text:style-name="T9">def join(x, y):</text:span></text:p>
            <text:p text:style-name="P13"><text:span text:style-name="T9"><text:s text:c="4"/></text:span><text:span text:style-name="T9">return x + y</text:span></text:p>
            <text:p text:style-name="P13"><text:span text:style-name="T15"># join accepts many different types</text:span></text:p>
            <text:p text:style-name="P13"><text:span text:style-name="T9">join(2, 3)</text:span></text:p>
            <text:p text:style-name="P13"><text:span text:style-name="T9">join("hi", "bye")</text:span></text:p>
            <text:p text:style-name="P13"><text:span text:style-name="T9">join(Fraction(1,2), Fraction(2,3))</text:span></text:p>
            <text:p text:style-name="P13"><text:span text:style-name="T6"># but this fails</text:span></text:p>
            <text:p text:style-name="P13"><text:span text:style-name="T9">join(2, "hi")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7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What Some People Say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 text:style-name="P4">Python does dynamic type checking.</text:p>
              </text:list-item>
              <text:list-item>
                <text:p text:style-name="P4">Python associates types with <text:span text:style-name="T19">values</text:span><text:span text:style-name="T17"> rather than </text:span><text:span text:style-name="T19">variables</text:span><text:span text:style-name="T17">.</text:span></text:p>
              </text:list-item>
              <text:list-item>
                <text:p text:style-name="P4"><text:span text:style-name="T17">Type checking is done on </text:span><text:span text:style-name="T20">values</text:span><text:span text:style-name="T17">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8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Static versus Dynamic Binding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>"<text:span text:style-name="T13">Binding</text:span>" refers to association of names with particular pieces of code.</text:p>
              </text:list-item>
              <text:list-item>
                <text:p/>
              </text:list-item>
              <text:list-item>
                <text:p><text:span text:style-name="T12">Static Binding</text:span> - a name is "bound" to particular code in an unchanging (static) way.</text:p>
              </text:list-item>
              <text:list-item>
                <text:p/>
              </text:list-item>
              <text:list-item>
                <text:p><text:span text:style-name="T12">Dynamic Binding</text:span> - a name is "bound" to code in a dynamic, changing way (at run-time)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9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@staticmethod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><text:span text:style-name="T21">class Fraction:</text:span></text:p>
              </text:list-item>
              <text:list-item>
                <text:p><text:span text:style-name="T21"><text:s text:c="4"/></text:span><text:span text:style-name="T22">@staticmethod</text:span></text:p>
              </text:list-item>
              <text:list-item>
                <text:p><text:span text:style-name="T21"><text:s text:c="4"/></text:span><text:span text:style-name="T21">def gcd( m, n):</text:span></text:p>
              </text:list-item>
              <text:list-item>
                <text:p><text:span text:style-name="T21"><text:s text:c="8"/></text:span><text:span text:style-name="T21">"""greatest common divisor"""</text:span></text:p>
              </text:list-item>
              <text:list-item>
                <text:p><text:span text:style-name="T21"><text:s text:c="8"/></text:span><text:span text:style-name="T21"># use Euclid's algorithm</text:span></text:p>
              </text:list-item>
              <text:list-item>
                <text:p/>
              </text:list-item>
              <text:list-item>
                <text:p>gcd is <text:span text:style-name="T23">statically bound</text:span>. <text:s/>We know <text:span text:style-name="T24">exactly</text:span> <text:span text:style-name="T25">what code</text:span> will be <text:span text:style-name="T26">invoked</text:span> even <text:span text:style-name="T25">before</text:span> the program is run!</text:p>
              </text:list-item>
              <text:list-item>
                <text:p text:style-name="P8"><text:span text:style-name="T21">x = Fraction.gcd(60, 75)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0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 presentation:user-transformed="true">
          <draw:text-box>
            <text:p>Dynamic binding</text:p>
          </draw:text-box>
        </draw:frame>
        <draw:frame presentation:style-name="pr3" draw:layer="layout" svg:width="23.114cm" svg:height="14.399cm" svg:x="1.27cm" svg:y="3.889cm" presentation:class="outline" presentation:user-transformed="true">
          <draw:text-box>
            <text:list text:style-name="L3">
              <text:list-item>
                <text:p text:style-name="P14"><text:span text:style-name="T21">lst = [ Fraction(2,3), "hello",</text:span><text:span text:style-name="T21"><text:line-break/></text:span><text:span text:style-name="T21"> <text:s text:c="5"/>datetime.now() ]</text:span></text:p>
              </text:list-item>
              <text:list-item>
                <text:p text:style-name="P14"><text:span text:style-name="T21">for x in lst:</text:span></text:p>
              </text:list-item>
              <text:list-item>
                <text:p><text:span text:style-name="T21"><text:s text:c="4"/></text:span><text:span text:style-name="T21">print( </text:span><text:span text:style-name="T22">str(x)</text:span><text:span text:style-name="T21"> )</text:span></text:p>
              </text:list-item>
              <text:list-item>
                <text:p><text:span text:style-name="T27">2/3</text:span></text:p>
              </text:list-item>
              <text:list-item>
                <text:p><text:span text:style-name="T27">hello</text:span></text:p>
              </text:list-item>
              <text:list-item>
                <text:p><text:span text:style-name="T27">2019-11-17 15:50:34</text:span></text:p>
              </text:list-item>
              <text:list-item>
                <text:p/>
              </text:list-item>
              <text:list-item>
                <text:p><text:span text:style-name="T28">str(x)</text:span> is <text:span text:style-name="T25">dynamically bound</text:span> to the __str__() method of a particular class (Fraction, string, datetime).</text:p>
              </text:list-item>
              <text:list-item>
                <text:p>We don't know <text:span text:style-name="T25">until run-time</text:span> what kind of object x refers to, or which class's __str__() method should be invoked. 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1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Dynamic Binding and Polymorphism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>Dynamic binding is needed to enable polymorphism.</text:p>
              </text:list-item>
              <text:list-item>
                <text:p/>
              </text:list-item>
              <text:list-item>
                <text:p>The example from previous slide uses polymorphism.</text:p>
              </text:list-item>
            </text:list>
          </draw:text-box>
        </draw:frame>
        <draw:frame draw:style-name="gr6" draw:text-style-name="P15" draw:layer="layout" svg:width="21.798cm" svg:height="9.434cm" svg:x="2.032cm" svg:y="8.128cm">
          <draw:text-box>
            <text:p text:style-name="P14"><text:span text:style-name="T29">lst = [ Fraction(2,3), "hello",</text:span><text:span text:style-name="T29"><text:line-break/></text:span><text:span text:style-name="T29"> <text:s text:c="5"/>datetime.now() ]</text:span></text:p>
            <text:p text:style-name="P14"><text:span text:style-name="T29">for x in lst:</text:span></text:p>
            <text:p text:style-name="P14"><text:span text:style-name="T29"><text:s text:c="4"/></text:span><text:span text:style-name="T29">print( </text:span><text:span text:style-name="T30">str(x)</text:span><text:span text:style-name="T29"> )</text:span></text:p>
            <text:p text:style-name="P14"><text:span text:style-name="T29">2/3 <text:s text:c="10"/></text:span><text:span text:style-name="T31">- <text:s/>__str__ of Float</text:span></text:p>
            <text:p text:style-name="P14"><text:span text:style-name="T32">hello <text:s text:c="8"/></text:span><text:span text:style-name="T33">- <text:s/></text:span><text:span text:style-name="T31">__str__ of string</text:span></text:p>
            <text:p text:style-name="P14"><text:span text:style-name="T29">2019-11-17 15:50:34 </text:span></text:p>
            <text:p><text:span text:style-name="T33"><text:s text:c="14"/></text:span><text:span text:style-name="T33">- <text:s/></text:span><text:span text:style-name="T31">__str__ of datetime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2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7" draw:layer="layout" svg:width="23.114cm" svg:height="3.309cm" svg:x="1.27cm" svg:y="-0.232cm" presentation:class="title" presentation:user-transformed="true">
          <draw:text-box>
            <text:p>Static Checking &amp; Software Correctness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>We want our software to be correct (of course).</text:p>
              </text:list-item>
              <text:list-item>
                <text:p/>
              </text:list-item>
              <text:list-item>
                <text:p><text:span text:style-name="T34">Static type checking finds some programming errors before the program is run.</text:span></text:p>
              </text:list-item>
              <text:list-item>
                <text:p><text:span text:style-name="T34"/></text:p>
              </text:list-item>
              <text:list-item>
                <text:p><text:span text:style-name="T34">Some type errors may also indicate </text:span><text:span text:style-name="T35">logic errors</text:span><text:span text:style-name="T36">.</text:span><text:span text:style-name="T34"> </text:span></text:p>
              </text:list-item>
              <text:list-item>
                <text:p><text:span text:style-name="T34"/></text:p>
              </text:list-item>
              <text:list-item>
                <text:p><text:span text:style-name="T34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3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Simple Static Type Checking</text:p>
          </draw:text-box>
        </draw:frame>
        <draw:frame presentation:style-name="pr3" draw:layer="layout" svg:width="21.956cm" svg:height="14.399cm" svg:x="1.874cm" svg:y="3.889cm" presentation:class="outline" presentation:user-transformed="true">
          <draw:text-box>
            <text:list text:style-name="L3">
              <text:list-item>
                <text:p>Specify that "join" only accepts string parameters:</text:p>
              </text:list-item>
              <text:list-item>
                <text:p/>
              </text:list-item>
              <text:list-item>
                <text:p text:style-name="P16"><text:span text:style-name="T21"><text:s text:c="3"/></text:span><text:span text:style-name="T21">def join( x: </text:span><text:span text:style-name="T22">str</text:span><text:span text:style-name="T21">, y: </text:span><text:span text:style-name="T22">str</text:span><text:span text:style-name="T21"> ) -&gt; str:</text:span></text:p>
              </text:list-item>
              <text:list-item>
                <text:p text:style-name="P16"><text:span text:style-name="T21"><text:s text:c="7"/></text:span><text:span text:style-name="T21">return x + y</text:span></text:p>
              </text:list-item>
              <text:list-item>
                <text:p text:style-name="P16"><text:span text:style-name="T21"/></text:p>
              </text:list-item>
              <text:list-item>
                <text:p text:style-name="P16"><text:span text:style-name="T21"><text:s text:c="3"/></text:span><text:span text:style-name="T21">if __name__ == '__main__':</text:span></text:p>
              </text:list-item>
              <text:list-item>
                <text:p text:style-name="P16"><text:span text:style-name="T21"><text:s text:c="7"/></text:span><text:span text:style-name="T21">a = 2</text:span></text:p>
              </text:list-item>
              <text:list-item>
                <text:p text:style-name="P16"><text:span text:style-name="T21"><text:s text:c="7"/></text:span><text:span text:style-name="T21">b = "hello"</text:span></text:p>
              </text:list-item>
              <text:list-item>
                <text:p text:style-name="P16"><text:span text:style-name="T21"><text:s text:c="7"/></text:span><text:span text:style-name="T21">print( join(a,b) )</text:span></text:p>
              </text:list-item>
              <text:list-item>
                <text:p text:style-name="P16"><text:span text:style-name="T21"/></text:p>
              </text:list-item>
              <text:list-item>
                <text:p text:style-name="P16"><text:span text:style-name="T21">"mypy"</text:span><text:span text:style-name="T37"> is a static type checking tool. <text:s/>Run it:</text:span></text:p>
              </text:list-item>
              <text:list-item>
                <text:p text:style-name="P17"><text:span text:style-name="T21"><text:s text:c="3"/></text:span><text:span text:style-name="T21">cmd&gt; </text:span><text:span text:style-name="T22">mypy join.py</text:span></text:p>
              </text:list-item>
              <text:list-item>
                <text:p text:style-name="P18"><text:span text:style-name="T21">Line 7: error: Argument 1 to "join" has incompatible type "int"; expected "str"</text:span></text:p>
              </text:list-item>
              <text:list-item>
                <text:p text:style-name="P16"><text:span text:style-name="T21"/></text:p>
              </text:list-item>
              <text:list-item>
                <text:p text:style-name="P16"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4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2" draw:layer="layout" svg:width="21.956cm" svg:height="2.355cm" svg:x="1.698cm" svg:y="0.722cm" presentation:class="title">
          <draw:text-box>
            <text:p>Example</text:p>
          </draw:text-box>
        </draw:frame>
        <draw:frame presentation:style-name="pr3" draw:layer="layout" svg:width="21.956cm" svg:height="15.24cm" svg:x="1.874cm" svg:y="3.302cm" presentation:class="outline" presentation:user-transformed="true">
          <draw:text-box>
            <text:list text:style-name="L3">
              <text:list-item>
                <text:p><text:span text:style-name="T21">class Scorecard:</text:span></text:p>
              </text:list-item>
              <text:list-item>
                <text:p><text:span text:style-name="T21"><text:s text:c="4"/></text:span><text:span text:style-name="T21">"""Accumulate scores and compute their average."""</text:span></text:p>
              </text:list-item>
              <text:list-item>
                <text:p><text:span text:style-name="T21"><text:s text:c="4"/></text:span><text:span text:style-name="T21">def __init__(self):</text:span></text:p>
              </text:list-item>
              <text:list-item>
                <text:p><text:span text:style-name="T21"><text:s text:c="8"/></text:span><text:span text:style-name="T21">self.scores = []</text:span></text:p>
              </text:list-item>
              <text:list-item>
                <text:p><text:span text:style-name="T21"/></text:p>
              </text:list-item>
              <text:list-item>
                <text:p><text:span text:style-name="T21"><text:s text:c="4"/></text:span><text:span text:style-name="T21">def add_score(self, score):</text:span></text:p>
              </text:list-item>
              <text:list-item>
                <text:p><text:span text:style-name="T21"><text:s text:c="8"/></text:span><text:span text:style-name="T21">self.scores.append(score)</text:span></text:p>
              </text:list-item>
              <text:list-item>
                <text:p><text:span text:style-name="T21"/></text:p>
              </text:list-item>
              <text:list-item>
                <text:p><text:span text:style-name="T21"><text:s text:c="4"/></text:span><text:span text:style-name="T21">def average(self):</text:span></text:p>
              </text:list-item>
              <text:list-item>
                <text:p><text:span text:style-name="T21"><text:s text:c="8"/></text:span><text:span text:style-name="T21">"""return average of all scores"""</text:span></text:p>
              </text:list-item>
              <text:list-item>
                <text:p><text:span text:style-name="T21"><text:s text:c="8"/></text:span><text:span text:style-name="T21">return sum(self.scores)/max(1,len(self.scores))</text:span></text:p>
              </text:list-item>
              <text:list-item>
                <text:p><text:span text:style-name="T21"/></text:p>
              </text:list-item>
              <text:list-item>
                <text:p><text:span text:style-name="T21">if __name__ == "__main__":</text:span></text:p>
              </text:list-item>
              <text:list-item>
                <text:p><text:span text:style-name="T21"><text:s text:c="4"/></text:span><text:span text:style-name="T21">scores = Scorecard()</text:span></text:p>
              </text:list-item>
              <text:list-item>
                <text:p><text:span text:style-name="T21"><text:s text:c="4"/></text:span><text:span text:style-name="T21">n = input("input a score: ")</text:span></text:p>
              </text:list-item>
              <text:list-item>
                <text:p><text:span text:style-name="T38"><text:s text:c="4"/></text:span><text:span text:style-name="T38">scores.</text:span><text:span text:style-name="T21">add_score(n)</text:span></text:p>
              </text:list-item>
              <text:list-item>
                <text:p><text:span text:style-name="T21"><text:s text:c="4"/></text:span><text:span text:style-name="T21">n = input("input another score: ")</text:span></text:p>
              </text:list-item>
              <text:list-item>
                <text:p><text:span text:style-name="T38"><text:s text:c="4"/></text:span><text:span text:style-name="T38">scores.</text:span><text:span text:style-name="T21">add_score(n)</text:span></text:p>
              </text:list-item>
              <text:list-item>
                <text:p><text:span text:style-name="T21"><text:s text:c="4"/></text:span><text:span text:style-name="T21">print("The average is " + scores.average())</text:span></text:p>
              </text:list-item>
              <text:list-item>
                <text:p/>
              </text:list-item>
            </text:list>
          </draw:text-box>
        </draw:frame>
        <draw:frame draw:style-name="gr7" draw:text-style-name="P19" draw:layer="layout" svg:width="8.89cm" svg:height="4.572cm" svg:x="16.002cm" svg:y="5.334cm">
          <draw:text-box>
            <text:p><text:span text:style-name="T39">This code contains 2 distinct errors. <text:s/>As written, most IDE won't detect them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5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2" draw:layer="layout" svg:width="21.956cm" svg:height="2.355cm" svg:x="1.698cm" svg:y="0.722cm" presentation:class="title">
          <draw:text-box>
            <text:p>Exercise</text:p>
          </draw:text-box>
        </draw:frame>
        <draw:frame presentation:style-name="pr3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>1. Download scorecard.py to an empty directory.</text:p>
              </text:list-item>
              <text:list-item>
                <text:p>2. Open in your favorite IDE.</text:p>
              </text:list-item>
              <text:list-item>
                <text:p>3. Does the IDE flag any errors?</text:p>
              </text:list-item>
              <text:list-item>
                <text:p>4. Add <text:span text:style-name="T19">type hints</text:span><text:span text:style-name="T17"> -- </text:span><text:span text:style-name="T40">one at a time</text:span><text:span text:style-name="T17"> so you can see the effect.</text:span></text:p>
              </text:list-item>
              <text:list-item>
                <text:p><text:span text:style-name="T17"><text:s text:c="3"/></text:span><text:span text:style-name="T17">a) "hint" the parameter to add_score. What happens?</text:span></text:p>
              </text:list-item>
              <text:list-item>
                <text:p><text:span text:style-name="T17"><text:s text:c="3"/></text:span><text:span text:style-name="T17">b) "hint" the scores attribute </text:span></text:p>
              </text:list-item>
              <text:list-item>
                <text:p><text:span text:style-name="T41"><text:s text:c="8"/></text:span><text:span text:style-name="T41">self.scores: List[float] = []</text:span></text:p>
              </text:list-item>
              <text:list-item>
                <text:p><text:span text:style-name="T17"><text:s text:c="3"/></text:span><text:span text:style-name="T17">What happens? <text:s/>Does IDE detect an error in code?</text:span></text:p>
              </text:list-item>
              <text:list-item>
                <text:p><text:span text:style-name="T17"><text:s text:c="3"/></text:span><text:span text:style-name="T17">c) "hint" the return type of </text:span><text:span text:style-name="T41">average(self)</text:span><text:span text:style-name="T17">.</text:span></text:p>
              </text:list-item>
              <text:list-item>
                <text:p><text:span text:style-name="T17"><text:s/></text:span></text:p>
              </text:list-item>
              <text:list-item>
                <text:p><text:span text:style-name="T17">For VS Code, if you don't have Pyright extension, then install it. <text:s/>See any difference?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6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2" draw:layer="layout" svg:width="21.956cm" svg:height="2.355cm" svg:x="1.698cm" svg:y="0.722cm" presentation:class="title">
          <draw:text-box>
            <text:p>Tools for Static Type Checking</text:p>
          </draw:text-box>
        </draw:frame>
        <draw:frame presentation:style-name="pr3" draw:layer="layout" svg:width="21.956cm" svg:height="13.383cm" svg:x="1.874cm" svg:y="3.889cm" presentation:class="outline" presentation:user-transformed="true">
          <draw:text-box>
            <text:list text:style-name="L3">
              <text:list-item>
                <text:p>1. <text:span text:style-name="T12">mypy</text:span> - https://mypy.readthedocs.io/</text:p>
                <text:list>
                  <text:list-item>
                    <text:p text:style-name="P20">installation: <text:s text:c="7"/><text:span text:style-name="T21">pip install mypy</text:span></text:p>
                  </text:list-item>
                  <text:list-item>
                    <text:p text:style-name="P20">check a file: <text:s text:c="6"/><text:span text:style-name="T21">mypy filename.py</text:span></text:p>
                  </text:list-item>
                  <text:list-item>
                    <text:p text:style-name="P20">strict checking: <text:s/><text:span text:style-name="T21">mypy --strict filename.py</text:span></text:p>
                  </text:list-item>
                  <text:list-item>
                    <text:p text:style-name="P4"><text:span text:style-name="T12">Getting Started Guide has many examples</text:span>: <text:s/><text:line-break/>https://mypy.readthedocs.io/en/latest/getting_started.html</text:p>
                  </text:list-item>
                </text:list>
              </text:list-item>
              <text:list-item>
                <text:p text:style-name="P6">2. <text:span text:style-name="T12">PyCharm</text:span> has built-in static type checking</text:p>
              </text:list-item>
              <text:list-item>
                <text:p text:style-name="P6">3. <text:span text:style-name="T12">VS Code</text:span> - add <text:span text:style-name="T13">Pyright</text:span> extension for static type checking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7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2" draw:layer="layout" svg:width="21.956cm" svg:height="2.355cm" svg:x="1.698cm" svg:y="0.722cm" presentation:class="title">
          <draw:text-box>
            <text:p>Typing and Encapsulation</text:p>
          </draw:text-box>
        </draw:frame>
        <draw:frame presentation:style-name="pr3" draw:layer="layout" svg:width="21.956cm" svg:height="6.779cm" svg:x="1.874cm" svg:y="3.889cm" presentation:class="outline" presentation:user-transformed="true">
          <draw:text-box>
            <text:list text:style-name="L3">
              <text:list-item>
                <text:p>In Scorecard, the scores are assumed to be numbers.</text:p>
              </text:list-item>
              <text:list-item>
                <text:p><text:span text:style-name="T42">Can we allow scores to be objects?</text:span></text:p>
              </text:list-item>
              <text:list-item>
                <text:p text:style-name="P21">score = Score("Quiz 1", 10.0)</text:p>
              </text:list-item>
              <text:list-item>
                <text:p/>
              </text:list-item>
              <text:list-item>
                <text:p>In <text:span text:style-name="T21">Scorecard</text:span> we could write:</text:p>
              </text:list-item>
            </text:list>
          </draw:text-box>
        </draw:frame>
        <draw:frame draw:style-name="gr8" draw:text-style-name="P24" draw:layer="layout" svg:width="21.082cm" svg:height="5.286cm" svg:x="2.032cm" svg:y="10.667cm">
          <draw:text-box>
            <text:p text:style-name="P22"><text:span text:style-name="T43">def average(self):</text:span></text:p>
            <text:p text:style-name="P22"><text:span text:style-name="T43"><text:s text:c="4"/></text:span><text:span text:style-name="T44"># add the </text:span><text:span text:style-name="T45">values</text:span><text:span text:style-name="T46"> of the score objects</text:span></text:p>
            <text:p text:style-name="P22"><text:span text:style-name="T43"><text:s text:c="4"/></text:span><text:span text:style-name="T43">total = sum(</text:span><text:span text:style-name="T47">float(x)</text:span><text:span text:style-name="T43"> for x in self.scores)</text:span></text:p>
            <text:p text:style-name="P22"><text:span text:style-name="T43"><text:s text:c="4"/></text:span><text:span text:style-name="T44"># don't divide by zero if no scores</text:span></text:p>
            <text:p text:style-name="P23"><text:span text:style-name="T43"><text:s text:c="4"/></text:span><text:span text:style-name="T43">return total/max(1, len(self.scores)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8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2" draw:layer="layout" svg:width="21.956cm" svg:height="2.355cm" svg:x="1.698cm" svg:y="0.722cm" presentation:class="title">
          <draw:text-box>
            <text:p>Typing and Encapsulation</text:p>
          </draw:text-box>
        </draw:frame>
        <draw:frame presentation:style-name="pr3" draw:layer="layout" svg:width="23.526cm" svg:height="6.779cm" svg:x="1.874cm" svg:y="3.889cm" presentation:class="outline" presentation:user-transformed="true">
          <draw:text-box>
            <text:list text:style-name="L3">
              <text:list-item>
                <text:p>What is the <text:span text:style-name="T48">required behavior</text:span><text:span text:style-name="T17"> of a </text:span><text:span text:style-name="T41">Score</text:span><text:span text:style-name="T17"> object,</text:span></text:p>
              </text:list-item>
              <text:list-item>
                <text:p><text:span text:style-name="T17">so that Scorecard can call </text:span><text:span text:style-name="T41">float(score)</text:span><text:span text:style-name="T17"> for any score?</text:span></text:p>
              </text:list-item>
              <text:list-item>
                <text:p><text:span text:style-name="T17"/></text:p>
              </text:list-item>
              <text:list-item>
                <text:p><text:span text:style-name="T41">def add_score(self, score: </text:span><text:span text:style-name="T49"><text:s text:c="4"/>? <text:s text:c="3"/></text:span><text:span text:style-name="T41">):</text:span></text:p>
              </text:list-item>
              <text:list-item>
                <text:p/>
              </text:list-item>
            </text:list>
          </draw:text-box>
        </draw:frame>
        <draw:frame draw:style-name="gr9" draw:text-style-name="P25" draw:layer="layout" svg:width="7.874cm" svg:height="3.81cm" svg:x="16.002cm" svg:y="13.692cm">
          <draw:text-box>
            <text:p text:style-name="P21"><text:span text:style-name="T50">Score</text:span></text:p>
            <text:p><text:span text:style-name="T21">name: string</text:span></text:p>
            <text:p><text:span text:style-name="T21">score: float</text:span></text:p>
          </draw:text-box>
        </draw:frame>
        <draw:line draw:style-name="gr10" draw:text-style-name="P26" draw:layer="layout" svg:x1="20.066cm" svg:y1="13.692cm" svg:x2="20.066cm" svg:y2="11.984cm">
          <text:p/>
        </draw:line>
        <draw:frame draw:style-name="gr11" draw:text-style-name="P27" draw:layer="layout" svg:width="7.874cm" svg:height="2.621cm" svg:x="16.002cm" svg:y="9.279cm">
          <draw:text-box>
            <text:p text:style-name="P21"><text:span text:style-name="T51"><text:s text:c="9"/></text:span><text:span text:style-name="T52">?</text:span><text:span text:style-name="T51"> <text:s text:c="9"/></text:span></text:p>
            <text:p><text:span text:style-name="T16">Has a float value</text:span></text:p>
          </draw:text-box>
        </draw:frame>
        <draw:frame draw:style-name="gr12" draw:text-style-name="P27" draw:layer="layout" svg:width="10.668cm" svg:height="7.15cm" svg:x="1.524cm" svg:y="10.884cm">
          <draw:text-box>
            <text:p text:style-name="P21"><text:span text:style-name="T16">What "</text:span><text:span text:style-name="T51">type</text:span><text:span text:style-name="T16">" specifies: "this object has a float value, and you can call </text:span><text:span text:style-name="T41">float(x)</text:span><text:span text:style-name="T16"> to get it"?</text:span></text:p>
            <text:p text:style-name="P28"><text:span text:style-name="T16">See: </text:span><text:span text:style-name="T41">typing</text:span><text:span text:style-name="T16"> package.</text:span></text:p>
          </draw:text-box>
        </draw:frame>
        <draw:line draw:style-name="gr13" draw:text-style-name="P26" draw:layer="layout" svg:x1="11.684cm" svg:y1="12.408cm" svg:x2="16.002cm" svg:y2="10.63cm">
          <text:p/>
        </draw:line>
        <presentation:notes draw:style-name="dp2">
          <draw:page-thumbnail draw:style-name="gr1" draw:layer="layout" svg:width="12.651cm" svg:height="9.476cm" svg:x="3.174cm" svg:y="1.905cm" draw:page-number="19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2" draw:layer="layout" svg:width="21.956cm" svg:height="2.355cm" svg:x="1.698cm" svg:y="0.722cm" presentation:class="title">
          <draw:text-box>
            <text:p>Typing and Behavior</text:p>
          </draw:text-box>
        </draw:frame>
        <draw:frame presentation:style-name="pr3" draw:layer="layout" svg:width="21.956cm" svg:height="12.367cm" svg:x="1.874cm" svg:y="3.889cm" presentation:class="outline" presentation:user-transformed="true">
          <draw:text-box>
            <text:list text:style-name="L3">
              <text:list-item>
                <text:p>What is the <text:span text:style-name="T48">required behavior</text:span><text:span text:style-name="T17"> of a Scorecard so that</text:span></text:p>
              </text:list-item>
              <text:list-item>
                <text:p><text:span text:style-name="T17">we can use Scorecard as data source in a for loop?</text:span></text:p>
              </text:list-item>
              <text:list-item>
                <text:p><text:span text:style-name="T17"/></text:p>
              </text:list-item>
              <text:list-item>
                <text:p><text:span text:style-name="T41">scorecard = Scorecard()</text:span></text:p>
              </text:list-item>
              <text:list-item>
                <text:p><text:span text:style-name="T41">... <text:s/></text:span><text:span text:style-name="T53"># add some scores</text:span></text:p>
              </text:list-item>
              <text:list-item>
                <text:p><text:span text:style-name="T41"/></text:p>
              </text:list-item>
              <text:list-item>
                <text:p><text:span text:style-name="T53"># can this </text:span><text:span text:style-name="T54">possibly</text:span><text:span text:style-name="T55"> work?</text:span></text:p>
              </text:list-item>
              <text:list-item>
                <text:p><text:span text:style-name="T56">for </text:span><text:span text:style-name="T57">score</text:span><text:span text:style-name="T56"> in </text:span><text:span text:style-name="T58">scorecard</text:span><text:span text:style-name="T56">:</text:span></text:p>
              </text:list-item>
              <text:list-item>
                <text:p><text:span text:style-name="T56"><text:s text:c="4"/></text:span><text:span text:style-name="T56">print(</text:span><text:span text:style-name="T57">score</text:span><text:span text:style-name="T56">)</text:span></text:p>
              </text:list-item>
              <text:list-item>
                <text:p><text:span text:style-name="T56"/></text:p>
              </text:list-item>
              <text:list-item>
                <text:p/>
              </text:list-item>
            </text:list>
          </draw:text-box>
        </draw:frame>
        <draw:frame draw:style-name="gr9" draw:text-style-name="P25" draw:layer="layout" svg:width="7.874cm" svg:height="3.81cm" svg:x="16.002cm" svg:y="13.192cm">
          <draw:text-box>
            <text:p><text:span text:style-name="T59"><text:s text:c="2"/></text:span><text:span text:style-name="T50">Scorecard</text:span></text:p>
            <text:p><text:span text:style-name="T21">scores:</text:span></text:p>
            <text:p><text:span text:style-name="T21"><text:s text:c="3"/></text:span><text:span text:style-name="T21">Score[*]</text:span></text:p>
          </draw:text-box>
        </draw:frame>
        <draw:line draw:style-name="gr10" draw:text-style-name="P26" draw:layer="layout" svg:x1="20.066cm" svg:y1="13.192cm" svg:x2="20.066cm" svg:y2="11.185cm">
          <text:p/>
        </draw:line>
        <draw:frame draw:style-name="gr14" draw:text-style-name="P27" draw:layer="layout" svg:width="8.89cm" svg:height="3.806cm" svg:x="15.494cm" svg:y="7.379cm">
          <draw:text-box>
            <text:p text:style-name="P21"><text:span text:style-name="T51"><text:s text:c="4"/></text:span><text:span text:style-name="T51">Iterable <text:s text:c="4"/></text:span></text:p>
            <text:p><text:span text:style-name="T60">__iter__():</text:span><text:span text:style-name="T61"> </text:span><text:span text:style-name="T62">Iterator</text:span></text:p>
            <text:p><text:span text:style-name="T16">creates an iterator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0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2" draw:layer="layout" svg:width="21.956cm" svg:height="2.355cm" svg:x="1.698cm" svg:y="0.722cm" presentation:class="title">
          <draw:text-box>
            <text:p>for loop</text:p>
          </draw:text-box>
        </draw:frame>
        <draw:frame presentation:style-name="pr3" draw:layer="layout" svg:width="21.956cm" svg:height="14.145cm" svg:x="1.874cm" svg:y="3.889cm" presentation:class="outline" presentation:user-transformed="true">
          <draw:text-box>
            <text:list text:style-name="L3">
              <text:list-item>
                <text:p>What kind of objects can be used as data in a "for" loop?</text:p>
              </text:list-item>
              <text:list-item>
                <text:p><text:span text:style-name="T17"/></text:p>
              </text:list-item>
              <text:list-item>
                <text:p><text:span text:style-name="T56">for </text:span><text:span text:style-name="T57">x</text:span><text:span text:style-name="T56"> in </text:span><text:span text:style-name="T63">data</text:span><text:span text:style-name="T56">:</text:span></text:p>
              </text:list-item>
              <text:list-item>
                <text:p><text:span text:style-name="T56"><text:s text:c="4"/></text:span><text:span text:style-name="T56">print(</text:span><text:span text:style-name="T57">x</text:span><text:span text:style-name="T56">)</text:span></text:p>
              </text:list-item>
              <text:list-item>
                <text:p><text:span text:style-name="T56"/></text:p>
              </text:list-item>
              <text:list-item>
                <text:p><text:span text:style-name="T63">data</text:span><text:span text:style-name="T56"> can be:</text:span></text:p>
              </text:list-item>
              <text:list-item>
                <text:p><text:span text:style-name="T56">string (str)</text:span></text:p>
              </text:list-item>
              <text:list-item>
                <text:p><text:span text:style-name="T56">list</text:span></text:p>
              </text:list-item>
              <text:list-item>
                <text:p><text:span text:style-name="T56">dict</text:span></text:p>
              </text:list-item>
              <text:list-item>
                <text:p><text:span text:style-name="T56">range</text:span></text:p>
              </text:list-item>
              <text:list-item>
                <text:p><text:span text:style-name="T56">set</text:span></text:p>
              </text:list-item>
              <text:list-item>
                <text:p><text:span text:style-name="T56">tuple</text:span></text:p>
              </text:list-item>
              <text:list-item>
                <text:p/>
              </text:list-item>
            </text:list>
          </draw:text-box>
        </draw:frame>
        <draw:frame draw:style-name="gr9" draw:text-style-name="P25" draw:layer="layout" svg:width="7.874cm" svg:height="3.81cm" svg:x="15.502cm" svg:y="13.192cm">
          <draw:text-box>
            <text:p><text:span text:style-name="T59"><text:s text:c="4"/></text:span><text:span text:style-name="T50">data</text:span></text:p>
            <text:p><text:span text:style-name="T21"/></text:p>
            <text:p><text:span text:style-name="T21"/></text:p>
          </draw:text-box>
        </draw:frame>
        <draw:line draw:style-name="gr10" draw:text-style-name="P26" draw:layer="layout" svg:x1="19.566cm" svg:y1="13.192cm" svg:x2="19.566cm" svg:y2="11.185cm">
          <text:p/>
        </draw:line>
        <draw:frame draw:style-name="gr14" draw:text-style-name="P27" draw:layer="layout" svg:width="8.844cm" svg:height="3.806cm" svg:x="14.986cm" svg:y="7.379cm">
          <draw:text-box>
            <text:p text:style-name="P21"><text:span text:style-name="T51">Iterable</text:span></text:p>
            <text:p><text:span text:style-name="T17">__iter__():</text:span><text:span text:style-name="T16"> Iterator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1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2" draw:layer="layout" svg:width="21.956cm" svg:height="2.355cm" svg:x="1.698cm" svg:y="0.722cm" presentation:class="title">
          <draw:text-box>
            <text:p>Iterable</text:p>
          </draw:text-box>
        </draw:frame>
        <draw:frame presentation:style-name="pr8" draw:layer="layout" svg:width="21.956cm" svg:height="14.399cm" svg:x="1.874cm" svg:y="3.889cm" presentation:class="outline" presentation:user-transformed="true">
          <draw:text-box>
            <text:list text:style-name="L3">
              <text:list-item>
                <text:p><text:span text:style-name="T12">Iterable</text:span> - a type of object (usually a collection) that provides a method for <text:span text:style-name="T24">creating</text:span> an <text:span text:style-name="T16">Iterator.</text:span></text:p>
              </text:list-item>
              <text:list-item>
                <text:p/>
              </text:list-item>
              <text:list-item>
                <text:p>Example:</text:p>
              </text:list-item>
              <text:list-item>
                <text:p><text:span text:style-name="T64"># stuff is an </text:span><text:span text:style-name="T65">Iterable</text:span><text:span text:style-name="T66"> collection</text:span></text:p>
              </text:list-item>
              <text:list-item>
                <text:p>stuff = ("first", "second", "third")</text:p>
              </text:list-item>
              <text:list-item>
                <text:p>iterator = <text:span text:style-name="T12">iter</text:span>( stuff )</text:p>
              </text:list-item>
              <text:list-item>
                <text:p><text:span text:style-name="T64"/></text:p>
              </text:list-item>
              <text:list-item>
                <text:p/>
              </text:list-item>
            </text:list>
          </draw:text-box>
        </draw:frame>
        <draw:frame draw:style-name="gr14" draw:text-style-name="P27" draw:layer="layout" svg:width="8.844cm" svg:height="3.806cm" svg:x="14.986cm" svg:y="13.879cm">
          <draw:text-box>
            <text:p text:style-name="P21"><text:span text:style-name="T51">Iterator</text:span></text:p>
            <text:p><text:span text:style-name="T67">__</text:span><text:span text:style-name="T17">next__():</text:span></text:p>
            <text:p><text:span text:style-name="T17"><text:s text:c="8"/></text:span><text:span text:style-name="T17">next_element</text:span></text:p>
          </draw:text-box>
        </draw:frame>
        <draw:frame draw:style-name="gr14" draw:text-style-name="P27" draw:layer="layout" svg:width="8.844cm" svg:height="3.806cm" svg:x="14.986cm" svg:y="7.42cm">
          <draw:text-box>
            <text:p text:style-name="P21"><text:span text:style-name="T68">Iterable</text:span></text:p>
            <text:p><text:span text:style-name="T17">__iter__(): </text:span><text:span text:style-name="T16">Iterator</text:span></text:p>
          </draw:text-box>
        </draw:frame>
        <draw:line draw:style-name="gr13" draw:text-style-name="P26" draw:layer="layout" svg:x1="19.358cm" svg:y1="11.222cm" svg:x2="19.358cm" svg:y2="13.879cm">
          <text:p/>
        </draw:line>
        <draw:frame draw:style-name="gr15" draw:text-style-name="P29" draw:layer="layout" svg:width="3.81cm" svg:height="1.436cm" svg:x="19.328cm" svg:y="11.638cm">
          <draw:text-box>
            <text:p><text:span text:style-name="T16">creates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2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2" draw:layer="layout" svg:width="21.956cm" svg:height="2.355cm" svg:x="1.698cm" svg:y="0.722cm" presentation:class="title">
          <draw:text-box>
            <text:p>Iterator</text:p>
          </draw:text-box>
        </draw:frame>
        <draw:frame presentation:style-name="pr8" draw:layer="layout" svg:width="21.956cm" svg:height="14.399cm" svg:x="1.874cm" svg:y="3.889cm" presentation:class="outline" presentation:user-transformed="true">
          <draw:text-box>
            <text:list text:style-name="L3">
              <text:list-item>
                <text:p><text:span text:style-name="T12">Iterator</text:span> - an object that lets you sequentially (iteratively) access elements from some source. <text:s/>A Python Iterator provides a <text:span text:style-name="T12">__next__</text:span> method invoked via <text:span text:style-name="T12">next(iterator)</text:span></text:p>
              </text:list-item>
              <text:list-item>
                <text:p/>
              </text:list-item>
              <text:list-item>
                <text:p>Example:</text:p>
              </text:list-item>
              <text:list-item>
                <text:p><text:span text:style-name="T64"># stuff is an </text:span><text:span text:style-name="T65">Iterable</text:span><text:span text:style-name="T66"> collection</text:span></text:p>
              </text:list-item>
              <text:list-item>
                <text:p>stuff = ("first", "second", "third")</text:p>
              </text:list-item>
              <text:list-item>
                <text:p>my_iterator = <text:span text:style-name="T12">iter</text:span>( stuff )</text:p>
              </text:list-item>
              <text:list-item>
                <text:p><text:span text:style-name="T64"># iterate over elements</text:span></text:p>
              </text:list-item>
              <text:list-item>
                <text:p>print( <text:span text:style-name="T12">next(my_iterator)</text:span> )</text:p>
              </text:list-item>
              <text:list-item>
                <text:p>print( <text:span text:style-name="T12">next(my_iterator)</text:span> )</text:p>
              </text:list-item>
              <text:list-item>
                <text:p>print( <text:span text:style-name="T12">next(my_iterator)</text:span> )</text:p>
              </text:list-item>
              <text:list-item>
                <text:p/>
              </text:list-item>
            </text:list>
          </draw:text-box>
        </draw:frame>
        <draw:frame draw:style-name="gr14" draw:text-style-name="P27" draw:layer="layout" svg:width="8.844cm" svg:height="3.806cm" svg:x="14.986cm" svg:y="13.879cm">
          <draw:text-box>
            <text:p text:style-name="P21"><text:span text:style-name="T68">Iterator</text:span></text:p>
            <text:p><text:span text:style-name="T67">__</text:span><text:span text:style-name="T17">next__():</text:span></text:p>
            <text:p><text:span text:style-name="T17"><text:s text:c="8"/></text:span><text:span text:style-name="T17">next_element</text:span></text:p>
          </draw:text-box>
        </draw:frame>
        <draw:frame draw:style-name="gr14" draw:text-style-name="P27" draw:layer="layout" svg:width="8.844cm" svg:height="3.806cm" svg:x="14.986cm" svg:y="7.42cm">
          <draw:text-box>
            <text:p text:style-name="P21"><text:span text:style-name="T51">Iterable</text:span></text:p>
            <text:p><text:span text:style-name="T17">__iter__(): </text:span><text:span text:style-name="T16">Iterator</text:span></text:p>
          </draw:text-box>
        </draw:frame>
        <draw:line draw:style-name="gr13" draw:text-style-name="P26" draw:layer="layout" svg:x1="19.358cm" svg:y1="11.222cm" svg:x2="19.358cm" svg:y2="13.879cm">
          <text:p/>
        </draw:line>
        <draw:frame draw:style-name="gr15" draw:text-style-name="P29" draw:layer="layout" svg:width="3.81cm" svg:height="1.436cm" svg:x="19.328cm" svg:y="11.638cm">
          <draw:text-box>
            <text:p><text:span text:style-name="T16">creates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3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2" draw:layer="layout" svg:width="21.956cm" svg:height="2.355cm" svg:x="1.698cm" svg:y="0.722cm" presentation:class="title">
          <draw:text-box>
            <text:p>Declare a Class "is" a Type</text:p>
          </draw:text-box>
        </draw:frame>
        <draw:frame presentation:style-name="pr3" draw:layer="layout" svg:width="22.86cm" svg:height="10.335cm" svg:x="1.27cm" svg:y="3.889cm" presentation:class="outline" presentation:user-transformed="true">
          <draw:text-box>
            <text:list text:style-name="L3">
              <text:list-item>
                <text:p><text:span text:style-name="T21">A Type specifies </text:span><text:span text:style-name="T69">some behavior</text:span><text:span text:style-name="T21"> (methods).</text:span></text:p>
              </text:list-item>
              <text:list-item>
                <text:p text:style-name="P4"><text:span text:style-name="T37">To declare that your class </text:span><text:span text:style-name="T70">provides</text:span><text:span text:style-name="T37"> this behavior, write the Type name as a parent type.</text:span></text:p>
              </text:list-item>
              <text:list-item>
                <text:p text:style-name="P6"><text:span text:style-name="T21">Example:</text:span></text:p>
              </text:list-item>
              <text:list-item>
                <text:p text:style-name="P3"><text:span text:style-name="T71">Declare that Scorecard can create an Iterator, and the Iterator returns floats.</text:span></text:p>
              </text:list-item>
              <text:list-item>
                <text:p><text:span text:style-name="T43"/></text:p>
              </text:list-item>
            </text:list>
          </draw:text-box>
        </draw:frame>
        <draw:frame draw:style-name="gr16" draw:text-style-name="P30" draw:layer="layout" svg:width="22.098cm" svg:height="4.061cm" svg:x="1.224cm" svg:y="11.87cm">
          <draw:text-box>
            <text:p text:style-name="P14"><text:span text:style-name="T43">class Scorecard( </text:span><text:span text:style-name="T47">Iterable[float]</text:span><text:span text:style-name="T43"> )</text:span></text:p>
            <text:p text:style-name="P14"><text:span text:style-name="T43"><text:s text:c="4"/></text:span><text:span text:style-name="T44">"""scorecard creates an iterator for scores"""</text:span></text:p>
            <text:p text:style-name="P14"><text:span text:style-name="T43"><text:s text:c="3"/></text:span><text:span text:style-name="T43">def </text:span><text:span text:style-name="T47">__iter__</text:span><text:span text:style-name="T43">(self):</text:span></text:p>
            <text:p><text:span text:style-name="T43"><text:s text:c="7"/></text:span><text:span text:style-name="T43">return iter(self.scores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4" presentation:class="page"/>
          <draw:frame presentation:style-name="pr4" draw:text-style-name="P3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2" draw:layer="layout" svg:width="21.956cm" svg:height="2.355cm" svg:x="1.698cm" svg:y="0.722cm" presentation:class="title">
          <draw:text-box>
            <text:p>Types You Should Know</text:p>
          </draw:text-box>
        </draw:frame>
        <draw:frame presentation:style-name="pr3" draw:layer="layout" svg:width="22.86cm" svg:height="14.399cm" svg:x="1.27cm" svg:y="3.889cm" presentation:class="outline" presentation:user-transformed="true">
          <draw:text-box>
            <text:list text:style-name="L3">
              <text:list-item>
                <text:p text:style-name="P21">These types specify that a class provides some behavior.</text:p>
              </text:list-item>
              <text:list-item>
                <text:p text:style-name="P21"><text:span text:style-name="T19">What behavior (methods) does each one guarantee?</text:span></text:p>
              </text:list-item>
              <text:list-item>
                <text:p><text:span text:style-name="T21">Container</text:span></text:p>
              </text:list-item>
              <text:list-item>
                <text:p text:style-name="P14"><text:span text:style-name="T21">Collection</text:span></text:p>
              </text:list-item>
              <text:list-item>
                <text:p><text:span text:style-name="T21">Iterable</text:span></text:p>
              </text:list-item>
              <text:list-item>
                <text:p><text:span text:style-name="T21">Iterator</text:span></text:p>
              </text:list-item>
              <text:list-item>
                <text:p><text:span text:style-name="T21">Dict</text:span></text:p>
              </text:list-item>
              <text:list-item>
                <text:p><text:span text:style-name="T21">Mapping</text:span></text:p>
              </text:list-item>
              <text:list-item>
                <text:p><text:span text:style-name="T21">List</text:span></text:p>
              </text:list-item>
              <text:list-item>
                <text:p><text:span text:style-name="T21">Set</text:span></text:p>
              </text:list-item>
              <text:list-item>
                <text:p><text:span text:style-name="T21">Sequence</text:span></text:p>
              </text:list-item>
              <text:list-item>
                <text:p text:style-name="P21"><text:span text:style-name="T72">Start by reading the collections.abc document page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5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2" draw:layer="layout" svg:width="21.956cm" svg:height="2.355cm" svg:x="1.698cm" svg:y="0.722cm" presentation:class="title">
          <draw:text-box>
            <text:p>Very specific Types</text:p>
          </draw:text-box>
        </draw:frame>
        <draw:frame presentation:style-name="pr3" draw:layer="layout" svg:width="22.86cm" svg:height="10.335cm" svg:x="1.27cm" svg:y="3.889cm" presentation:class="outline" presentation:user-transformed="true">
          <draw:text-box>
            <text:list text:style-name="L3">
              <text:list-item>
                <text:p text:style-name="P21"><text:span text:style-name="T37">Some types specify a single behavior.</text:span></text:p>
              </text:list-item>
              <text:list-item>
                <text:p><text:span text:style-name="T69">Sized</text:span></text:p>
              </text:list-item>
              <text:list-item>
                <text:p><text:span text:style-name="T21"><text:s text:c="3"/></text:span><text:span text:style-name="T21">- can call x.__len__() or len(x)</text:span></text:p>
              </text:list-item>
              <text:list-item>
                <text:p><text:span text:style-name="T69">SupportsFloat</text:span><text:span text:style-name="T21"> </text:span></text:p>
              </text:list-item>
              <text:list-item>
                <text:p><text:span text:style-name="T21"><text:s text:c="3"/></text:span><text:span text:style-name="T21">- can call x.__float__() or float(x)</text:span></text:p>
              </text:list-item>
              <text:list-item>
                <text:p><text:span text:style-name="T21"/></text:p>
              </text:list-item>
              <text:list-item>
                <text:p><text:span text:style-name="T21">Example:</text:span></text:p>
              </text:list-item>
              <text:list-item>
                <text:p><text:span text:style-name="T73">Declare that Scorecard supports len(scorecard):</text:span></text:p>
              </text:list-item>
            </text:list>
          </draw:text-box>
        </draw:frame>
        <draw:frame draw:style-name="gr17" draw:text-style-name="P15" draw:layer="layout" svg:width="22.098cm" svg:height="4.061cm" svg:x="1.424cm" svg:y="13.77cm">
          <draw:text-box>
            <text:p text:style-name="P14"><text:span text:style-name="T43">class Scorecard( </text:span><text:span text:style-name="T74">Sized</text:span><text:span text:style-name="T43"> )</text:span></text:p>
            <text:p text:style-name="P14"><text:span text:style-name="T43"><text:s text:c="4"/></text:span><text:span text:style-name="T43">def </text:span><text:span text:style-name="T47">__len__</text:span><text:span text:style-name="T43">(self): <text:s text:c="3"/></text:span></text:p>
            <text:p text:style-name="P14"><text:span text:style-name="T44"><text:s text:c="7"/></text:span><text:span text:style-name="T44">"""the size is just the number of scores"""</text:span></text:p>
            <text:p><text:span text:style-name="T43"><text:s text:c="7"/></text:span><text:span text:style-name="T43">return len(self.scores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6" presentation:class="page"/>
          <draw:frame presentation:style-name="pr4" draw:text-style-name="P3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2" draw:layer="layout" svg:width="21.956cm" svg:height="2.355cm" svg:x="1.698cm" svg:y="0.722cm" presentation:class="title">
          <draw:text-box>
            <text:p>Class Can Provide Many Behaviors</text:p>
          </draw:text-box>
        </draw:frame>
        <draw:frame presentation:style-name="pr3" draw:layer="layout" svg:width="22.86cm" svg:height="10.335cm" svg:x="1.27cm" svg:y="3.889cm" presentation:class="outline" presentation:user-transformed="true">
          <draw:text-box>
            <text:list text:style-name="L3">
              <text:list-item>
                <text:p><text:span text:style-name="T37">A class can declare that it provides many different kinds of behavior, using types.</text:span></text:p>
              </text:list-item>
              <text:list-item>
                <text:p><text:span text:style-name="T21"/></text:p>
              </text:list-item>
              <text:list-item>
                <text:p><text:span text:style-name="T21">Example:</text:span></text:p>
              </text:list-item>
              <text:list-item>
                <text:p><text:span text:style-name="T73">Scorecard creates Iterators </text:span><text:span text:style-name="T75">and</text:span><text:span text:style-name="T73"> has a length.</text:span></text:p>
              </text:list-item>
            </text:list>
          </draw:text-box>
        </draw:frame>
        <draw:frame draw:style-name="gr18" draw:text-style-name="P15" draw:layer="layout" svg:width="22.098cm" svg:height="7.449cm" svg:x="1.424cm" svg:y="10.77cm">
          <draw:text-box>
            <text:p text:style-name="P14"><text:span text:style-name="T43">class Scorecard( </text:span><text:span text:style-name="T76">Iterable[float], Sized</text:span><text:span text:style-name="T43"> )</text:span></text:p>
            <text:p text:style-name="P14"><text:span text:style-name="T43"><text:s text:c="4"/></text:span><text:span text:style-name="T43">def </text:span><text:span text:style-name="T47">__len__</text:span><text:span text:style-name="T43">(self) -&gt; int: <text:s text:c="3"/></text:span></text:p>
            <text:p text:style-name="P14"><text:span text:style-name="T44"><text:s text:c="7"/></text:span><text:span text:style-name="T44">"""the size is just the number of scores"""</text:span></text:p>
            <text:p><text:span text:style-name="T43"><text:s text:c="7"/></text:span><text:span text:style-name="T43">return len(self.scores)</text:span></text:p>
            <text:p><text:span text:style-name="T43"/></text:p>
            <text:p><text:span text:style-name="T43"><text:s text:c="4"/></text:span><text:span text:style-name="T43">def __iter__(self) -&gt; Iterator[float]:</text:span></text:p>
            <text:p><text:span text:style-name="T43"><text:s text:c="7"/></text:span><text:span text:style-name="T44">"""return an iterator for scores"""</text:span></text:p>
            <text:p><text:span text:style-name="T43"><text:s text:c="7"/></text:span><text:span text:style-name="T43">return iter( self.scores 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7" presentation:class="page"/>
          <draw:frame presentation:style-name="pr4" draw:text-style-name="P3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2" draw:layer="layout" svg:width="21.956cm" svg:height="2.355cm" svg:x="1.698cm" svg:y="0.722cm" presentation:class="title">
          <draw:text-box>
            <text:p>Resources</text:p>
          </draw:text-box>
        </draw:frame>
        <draw:frame presentation:style-name="pr3" draw:layer="layout" svg:width="21.956cm" svg:height="14.145cm" svg:x="1.874cm" svg:y="3.889cm" presentation:class="outline" presentation:user-transformed="true">
          <draw:text-box>
            <text:list text:style-name="L3">
              <text:list-item>
                <text:p><text:span text:style-name="T12">Mai's write-up on "type hinting"</text:span> in ISP19/problems </text:p>
              </text:list-item>
              <text:list-item>
                <text:p>https://github.com/ISP19/problems/tree/master/type-hints</text:p>
              </text:list-item>
              <text:list-item>
                <text:p/>
              </text:list-item>
              <text:list-item>
                <text:p><text:span text:style-name="T12">Python </text:span><text:span text:style-name="T77">typing</text:span><text:span text:style-name="T12"> package - defines types</text:span></text:p>
              </text:list-item>
              <text:list-item>
                <text:p><text:s text:c="4"/>https://docs.python.org/3/library/typing.html</text:p>
              </text:list-item>
              <text:list-item>
                <text:p/>
              </text:list-item>
              <text:list-item>
                <text:p><text:span text:style-name="T12">Python abstract base collections</text:span> (abc) package</text:p>
              </text:list-item>
              <text:list-item>
                <text:p><text:s text:c="4"/>https://docs.python.org/3/library/collections.abc.html</text:p>
              </text:list-item>
              <text:list-item>
                <text:p><text:s text:c="4"/>This page explains the behavior and methods each collection type provides. </text:p>
              </text:list-item>
              <text:list-item>
                <text:p>Helps you understand "types" in the typing package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8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2" draw:layer="layout" svg:width="21.956cm" svg:height="2.355cm" svg:x="1.698cm" svg:y="0.722cm" presentation:class="title">
          <draw:text-box>
            <text:p>Another Resource</text:p>
          </draw:text-box>
        </draw:frame>
        <draw:frame presentation:style-name="pr3" draw:layer="layout" svg:width="21.956cm" svg:height="13.637cm" svg:x="1.874cm" svg:y="3.889cm" presentation:class="outline" presentation:user-transformed="true">
          <draw:text-box>
            <text:list text:style-name="L3">
              <text:list-item>
                <text:p><text:span text:style-name="T12">Mypy Getting Started Guide </text:span><text:span text:style-name="T26">many short examples of adding type hints to code.</text:span></text:p>
              </text:list-item>
              <text:list-item>
                <text:p><text:span text:style-name="T12"><text:s/></text:span><text:span text:style-name="T26">https://mypy.readthedocs.io/en/latest/getting_started.html</text:span></text:p>
              </text:list-item>
              <text:list-item>
                <text:p><text:span text:style-name="T12"/></text:p>
              </text:list-item>
              <text:list-item>
                <text:p><text:span text:style-name="T12">Python Type Checking Guide</text:span> on <text:span text:style-name="T16">RealPython</text:span></text:p>
              </text:list-item>
              <text:list-item>
                <text:p><text:span text:style-name="T16"><text:s text:c="4"/></text:span><text:span text:style-name="T17">https://realpython.com/python-type-checking/</text:span></text:p>
              </text:list-item>
              <text:list-item>
                <text:p><text:span text:style-name="T17"/></text:p>
              </text:list-item>
              <text:list-item>
                <text:p><text:span text:style-name="T17"><text:s text:c="4"/></text:span><text:span text:style-name="T17">Describes dynamic typing, duck typing, and how to use type hinting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9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2" draw:layer="layout" svg:width="21.956cm" svg:height="2.355cm" svg:x="1.698cm" svg:y="0.722cm" presentation:class="title">
          <draw:text-box>
            <text:p>Iterators</text:p>
          </draw:text-box>
        </draw:frame>
        <draw:frame presentation:style-name="pr3" draw:layer="layout" svg:width="21.956cm" svg:height="13.637cm" svg:x="1.874cm" svg:y="3.889cm" presentation:class="outline" presentation:user-transformed="true">
          <draw:text-box>
            <text:list text:style-name="L3">
              <text:list-item>
                <text:p><text:span text:style-name="T12">Python Iterators </text:span><text:span text:style-name="T26">explains difference between Iterable and Iterator, with examples</text:span></text:p>
              </text:list-item>
              <text:list-item>
                <text:p text:style-name="P6"><text:span text:style-name="T12"><text:s/></text:span><text:span text:style-name="T26">https://www.w3schools.com/python/python_iterators.asp</text:span></text:p>
              </text:list-item>
              <text:list-item>
                <text:p><text:span text:style-name="T12"/></text:p>
              </text:list-item>
              <text:list-item>
                <text:p><text:span text:style-name="T12">Iterators, Generators, Containers, and itertools</text:span> has more detailed explanation, with code examples.</text:p>
              </text:list-item>
              <text:list-item>
                <text:p text:style-name="P6"><text:span text:style-name="T17">https://www.datacamp.com/community/tutorials/python-iterator-tutorial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0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32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32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ype Checking</dc:title>
    <meta:creation-date>2019-11-17T14:31:40.364700430</meta:creation-date>
    <meta:editing-cycles>25</meta:editing-cycles>
    <meta:editing-duration>PT5H54M46S</meta:editing-duration>
    <meta:generator>LibreOffice/6.0.7.3$Linux_X86_64 LibreOffice_project/00m0$Build-3</meta:generator>
    <dc:date>2020-07-23T14:53:39.909998976</dc:date>
    <meta:document-statistic meta:object-count="250"/>
  </office:meta>
</office:document-meta>
</file>